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4d933" officeooo:paragraph-rsid="0004d93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officeooo:rsid="0003df25" officeooo:paragraph-rsid="0003df2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03df25" officeooo:paragraph-rsid="0004d93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03df25" officeooo:paragraph-rsid="00099ab4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style:font-name="Arial" fo:font-size="18pt" fo:font-weight="bold" officeooo:rsid="0003df25" officeooo:paragraph-rsid="0004d933" style:font-size-asian="18pt" style:font-weight-asian="bold" style:font-size-complex="18pt" style:font-weight-complex="bold"/>
    </style:style>
    <style:style style:name="T1" style:family="text">
      <style:text-properties fo:language="uk" fo:country="UA" officeooo:rsid="000b7baa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5f4a2"/>
    </style:style>
    <style:style style:name="T4" style:family="text">
      <style:text-properties fo:language="ru" fo:country="RU" officeooo:rsid="0007f1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SG <text:span text:style-name="T2">Language Editor</text:span></text:p>
      <text:p text:style-name="P3"/>
      <text:p text:style-name="P3"><text:span text:style-name="T3">Автор</text:span>: Sergey Gadzhilov</text:p>
      <text:p text:style-name="P3">Email: <text:a xlink:type="simple" xlink:href="mailto:gadzhilov.sergey@gmail.com" text:style-name="Internet_20_link" text:visited-style-name="Visited_20_Internet_20_Link">gadzhilov.sergey@gmail.com</text:a></text:p>
      <text:p text:style-name="P3"/>
      <text:p text:style-name="P3"/>
      <text:p text:style-name="P6">SG Language Editor</text:p>
      <text:p text:style-name="P4"/>
      <text:p text:style-name="P2">SG Language Edit – <text:span text:style-name="T1">являє</text:span><text:span text:style-name="T4"> </text:span><text:span text:style-name="T1">собою </text:span>OpenCart <text:span text:style-name="T4">модуль для </text:span><text:span text:style-name="T1">редагування</text:span><text:span text:style-name="T4"> </text:span><text:span text:style-name="T1">мовних</text:span><text:span text:style-name="T4"> </text:span><text:span text:style-name="T1">файлів</text:span><text:span text:style-name="T4">. Основною метою модуля є створення зручного інструменту для редагування мовних файлі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3:47:32.919000000</meta:creation-date>
    <dc:date>2018-11-14T00:00:32.442000000</dc:date>
    <meta:editing-duration>PT11M48S</meta:editing-duration>
    <meta:editing-cycles>8</meta:editing-cycles>
    <meta:generator>LibreOffice/6.0.6.2$Windows_x86 LibreOffice_project/0c292870b25a325b5ed35f6b45599d2ea4458e77</meta:generator>
    <meta:document-statistic meta:table-count="0" meta:image-count="0" meta:object-count="0" meta:page-count="2" meta:paragraph-count="5" meta:word-count="33" meta:character-count="255" meta:non-whitespace-character-count="226"/>
  </office:meta>
</office:document-meta>
</file>